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rels" svg:font-family="Arrels" style:font-pitch="variable"/>
    <style:font-face style:name="Arial3" svg:font-family="Arial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20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1" fo:font-size="9pt" fo:font-weight="normal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fo:line-height="150%" fo:text-align="justify" style:justify-single-word="false" fo:orphans="2" fo:widows="2" style:page-number="auto" style:writing-mode="lr-tb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" fo:language="ca" fo:country="ES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" style:family="paragraph" style:parent-style-name="Text_20_body">
      <style:paragraph-properties fo:line-height="150%" fo:text-align="justify" style:justify-single-word="false" fo:orphans="2" fo:widows="2" style:writing-mode="lr-tb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" fo:language="ca" fo:country="ES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3" style:family="paragraph" style:parent-style-name="Text_20_body">
      <style:paragraph-properties fo:line-height="150%" fo:text-align="justify" style:justify-single-word="false" fo:orphans="2" fo:widows="2" style:writing-mode="lr-tb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" fo:language="ca" fo:country="ES" fo:font-style="normal" fo:font-weight="normal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24" style:family="paragraph" style:parent-style-name="Text_20_body">
      <style:paragraph-properties fo:line-height="150%" fo:text-align="justify" style:justify-single-word="false" fo:orphans="2" fo:widows="2" style:writing-mode="lr-tb">
        <style:tab-stops>
          <style:tab-stop style:position="3.069cm"/>
        </style:tab-stops>
      </style:paragraph-properties>
    </style:style>
    <style:style style:name="P25" style:family="paragraph" style:parent-style-name="Text_20_body">
      <style:paragraph-properties fo:line-height="150%" fo:text-align="start" style:justify-single-word="false" fo:orphans="2" fo:widows="2" style:writing-mode="lr-tb">
        <style:tab-stops>
          <style:tab-stop style:position="3.069cm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ize="9pt"/>
    </style:style>
    <style:style style:name="T5" style:family="text">
      <style:text-properties fo:font-size="9pt" fo:font-weight="bold" style:font-weight-asian="bold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style="italic" style:font-style-asian="italic"/>
    </style:style>
    <style:style style:name="T8" style:family="text">
      <style:text-properties fo:font-size="9pt" fo:font-style="italic" style:font-style-asian="italic" style:font-style-complex="italic"/>
    </style:style>
    <style:style style:name="T9" style:family="text">
      <style:text-properties fo:font-size="9pt"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font-name="Arial" fo:font-size="9pt" fo:language="ca" fo:country="ES" fo:font-style="normal" fo:font-weight="normal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style:use-window-font-color="true" style:font-name="Arial" fo:font-size="9pt" fo:language="ca" fo:country="ES" fo:font-style="normal" fo:font-weight="bold" style:font-name-asian="Times New Roman" style:font-size-asian="9pt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14" style:family="text">
      <style:text-properties fo:font-variant="normal" fo:text-transform="none" style:use-window-font-color="true" style:font-name="Arial" fo:font-size="9pt" fo:language="ca" fo:country="ES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5" style:family="text">
      <style:text-properties fo:font-variant="normal" fo:text-transform="none" style:use-window-font-color="true" style:font-name="Arial" fo:font-size="9pt" fo:language="ca" fo:country="ES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16" style:family="text">
      <style:text-properties fo:font-variant="normal" fo:text-transform="none" style:use-window-font-color="true" style:font-name="Arial" fo:font-size="9pt" fo:language="ca" fo:country="ES" fo:font-style="italic" fo:font-weight="normal" style:font-name-asian="Times New Roman" style:font-size-asian="9pt" style:font-style-asian="italic" style:font-weight-asian="normal" style:font-name-complex="Times New Roman" style:font-size-complex="9pt" style:language-complex="ar" style:country-complex="SA" style:font-style-complex="italic" style:font-weight-complex="normal"/>
    </style:style>
    <style:style style:name="T17" style:family="text">
      <style:text-properties fo:font-variant="normal" fo:text-transform="none" style:use-window-font-color="true" style:font-name="Arial" fo:font-size="9pt" fo:language="ca" fo:country="ES" fo:font-style="italic" fo:font-weight="bold" style:font-name-asian="Times New Roman" style:font-size-asian="9pt" style:font-style-asian="italic" style:font-weight-asian="bold" style:font-name-complex="Times New Roman" style:font-size-complex="9pt" style:language-complex="ar" style:country-complex="SA" style:font-style-complex="italic" style:font-weight-complex="bold"/>
    </style:style>
    <style:style style:name="T18" style:family="text">
      <style:text-properties style:font-name="Verdana" fo:font-size="9pt" style:font-size-asian="9pt" style:font-size-complex="9pt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2. Examen de final d'Unitat Formativa UF2: Sistemes operatius propietaris. Part 3.</text:p>
      <text:p text:style-name="P14">Nota part pràctica: <text:s text:c="3"/><text:tab/><text:tab/>/40</text:p>
      <text:p text:style-name="P14"/>
      <text:p text:style-name="P13"><text:span text:style-name="T10">Pregunta 1 </text:span><text:span text:style-name="T11">(8 punts)</text:span> Introduïu, en un sol document de Word o OpenOffice, captures de pantalla on demostris que:</text:p>
      <text:list xml:id="list920962195" text:style-name="L1">
        <text:list-item>
          <text:p text:style-name="P17">El teu terminal està configurat amb un color de fons de color verd, la lletra amb vermell clara i el títol de la finestra hi posa “bye bye Windows” <text:span text:style-name="T11">(2 punts).</text:span></text:p>
        </text:list-item>
        <text:list-item>
          <text:p text:style-name="P18">Has afegit en el teu path la carpeta <text:a xlink:type="simple" xlink:href="../../../../c:/adminsoftware">c:\adminsoftware</text:a> <text:span text:style-name="T11">(1 punts).</text:span></text:p>
        </text:list-item>
        <text:list-item>
          <text:p text:style-name="P18">La comanda que mostra un llistat on es veu l'associació interna que té Windows entre extensions i programes que els obren <text:span text:style-name="T11">(1 punts).</text:span></text:p>
        </text:list-item>
        <text:list-item>
          <text:p text:style-name="P18">Demostra que has executat en un terminal aquest programa <text:span text:style-name="T11">(4 punts).</text:span></text:p>
        </text:list-item>
      </text:list>
      <text:p text:style-name="P13"><text:span text:style-name="T11"/></text:p>
      <text:p text:style-name="P20"><text:span text:style-name="T11">#include &lt;cstdlib&gt;<text:line-break/>#include &lt;iostream&gt;</text:span></text:p>
      <text:p text:style-name="P20"><text:span text:style-name="T11">using namespace std;</text:span></text:p>
      <text:p text:style-name="P20"><text:span text:style-name="T11">int main(int argc, char *argv[])</text:span></text:p>
      <text:p text:style-name="P20"><text:span text:style-name="T11">{</text:span></text:p>
      <text:p text:style-name="P20"><text:span text:style-name="T11"><text:s text:c="4"/>int a , b, c, i ;<text:line-break/> <text:s text:c="3"/>i = 0;<text:line-break/> <text:s text:c="3"/>a = 1;<text:line-break/> <text:s text:c="3"/>b = 2;<text:line-break/> <text:s text:c="3"/>while ( i &lt; 30 ) {<text:line-break/> <text:s text:c="9"/>c = a + b;<text:line-break/> <text:s text:c="9"/>cout &lt;&lt; c &lt;&lt; " " ;<text:line-break/> <text:s text:c="9"/>a = b;<text:line-break/> <text:s text:c="9"/>b = c;<text:line-break/> <text:s text:c="9"/>i++;</text:span></text:p>
      <text:p text:style-name="P20"><text:span text:style-name="T11"><text:s text:c="4"/>} <text:s text:c="3"/></text:span></text:p>
      <text:p text:style-name="P20"><text:span text:style-name="T11"><text:s text:c="4"/>system("PAUSE");<text:line-break/> <text:s text:c="3"/>return EXIT_SUCCESS;<text:line-break/>}</text:span></text:p>
      <text:p text:style-name="P19"><text:span text:style-name="T6"/></text:p>
      <text:p text:style-name="P21"><text:span text:style-name="T5">Pregunta 2</text:span><text:span text:style-name="T4">. </text:span><text:span text:style-name="T8">(6 punts) </text:span><text:span text:style-name="T9">(Organització del treball) </text:span><text:span text:style-name="T4">Programa un script que, cada 2 minuts, tanqui el programa “Internet Explorer”.</text:span></text:p>
      <text:p text:style-name="P22"/>
      <text:p text:style-name="P25"><text:span text:style-name="T13">Pregunta 3</text:span><text:span text:style-name="T12">. </text:span><text:span text:style-name="T16">(7 punts) </text:span><text:span text:style-name="T12">Quina és el MD5 d'aquest fitxer ? http://intranet.escolaarrels.com/programari/DriversRicoh1060.zip. Aquesta vegada, utilitza el File Checker de Microsoft ( veure: </text:span><text:a xlink:type="simple" xlink:href="http://support.microsoft.com/kb/841290"><text:span text:style-name="Visited_20_Internet_20_Link"><text:span text:style-name="T12">http://support.microsoft.com/kb/841290</text:span></text:span></text:a><text:span text:style-name="T12"> ). Indica tots els passos que has realitzat.</text:span></text:p>
      <text:p text:style-name="P24"><text:span text:style-name="T12"/></text:p>
      <text:p text:style-name="P24"><text:span text:style-name="T12"/></text:p>
      <text:p text:style-name="P23"><text:span text:style-name="T5">Pregunta 4</text:span><text:span text:style-name="T4">. </text:span><text:span text:style-name="T8">(6 punts) </text:span><text:span text:style-name="T4">Demostra que has aconseguit instal·lar la impressora en color (el professor donarà més indicacions a classe).</text:span></text:p>
      <text:p text:style-name="P24"><text:soft-page-break/><text:span text:style-name="T18"><text:line-break/></text:span><text:span text:style-name="T15">Pregunta 5</text:span><text:span text:style-name="T14">. </text:span><text:span text:style-name="T16">(13 punts)</text:span><text:span text:style-name="T14"> </text:span><text:span text:style-name="T17">(Organització del treball)</text:span><text:span text:style-name="T14"> Digueu amb quines comandes podeu realitzar les operacions següents. Nota: En les preguntes marcades amb * NO hi ha comanda.</text:span></text:p>
      <text:p text:style-name="P22"><text:span text:style-name="T4">1. Crea una carpeta a la C:\ que s’anomeni md5sumexamen.</text:span></text:p>
      <text:p text:style-name="P22"/>
      <text:p text:style-name="P24"><text:span text:style-name="T14">2. Descarrega el programa MD5SUM.exe per a Windows a la carpeta creada anteriorment (</text:span><text:a xlink:type="simple" xlink:href="http://www.etree.org/md5com.html"><text:span text:style-name="Visited_20_Internet_20_Link"><text:span text:style-name="T14">http://www.etree.org/md5com.html</text:span></text:span></text:a><text:span text:style-name="T14"> )</text:span></text:p>
      <text:p text:style-name="P24"><text:span text:style-name="T14"><text:line-break/>3. Afegeix la carpeta anterior a la variable d’entorn PATH.</text:span></text:p>
      <text:p text:style-name="P22"><text:span text:style-name="T4"><text:line-break/>4. Descarrega el programa instal·lador del Mozilla Firefox a la carpeta anterior (anar al web http://www.softcatala.org).</text:span></text:p>
      <text:p text:style-name="P22"><text:span text:style-name="T4"><text:line-break/>5. Quant ocupa aquest fitxer ? (en MegaBytes).</text:span></text:p>
      <text:p text:style-name="P22"><text:span text:style-name="T4"><text:line-break/>6. Digues quin és el resultat de la funció hash md5 generada a partir d’aquest instal·lador.</text:span></text:p>
      <text:p text:style-name="P22"><text:span text:style-name="T4"><text:line-break/>7. Estableix l’atribut d’ocultació en aquest fitxer.</text:span></text:p>
      <text:p text:style-name="P22"><text:span text:style-name="T4"><text:line-break/>8. Suprimeix el fitxer anterior.</text:span></text:p>
      <text:p text:style-name="P22"><text:span text:style-name="T4"><text:line-break/>9. Copia el fitxer c:\windows\system32\drivers\etc\services a la carpeta que hem creat.</text:span></text:p>
      <text:p text:style-name="P22"><text:span text:style-name="T4"><text:line-break/>10. Reanomena el fitxer anterior posant-li un nom en català.</text:span></text:p>
      <text:p text:style-name="P22"><text:span text:style-name="T4"><text:line-break/>11. Mostra el contingut del fitxer anterior en un terminal.</text:span></text:p>
      <text:p text:style-name="P22"><text:span text:style-name="T4"><text:line-break/>12. Mostra les línies del fitxer anterior tals que continguin les lletres “tcp” (pista </text:span><text:span text:style-name="T7">findstr</text:span><text:span text:style-name="T4">).</text:span></text:p>
      <text:p text:style-name="P23"><text:span text:style-name="T4"><text:line-break/>13. Redirigeix la sortida de la comanda anterior a un fitxer que s’anomeni out.t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rels" svg:font-family="Arrels" style:font-pitch="variable"/>
    <style:font-face style:name="Arial3" svg:font-family="Arial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1" style:font-name-complex="Courier New1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</text:p></table:table-cell><table:table-cell table:style-name="Taula3.A2" office:value-type="string"><text:p text:style-name="MP4">Data: 28/11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2UF2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2UF2ExamenFinalIII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3-11-27T22:07:06</dc:date>
    <meta:print-date>2007-03-02T17:20:29</meta:print-date>
    <dc:language>es-ES</dc:language>
    <meta:editing-cycles>208</meta:editing-cycles>
    <meta:editing-duration>P1DT4H30M1S</meta:editing-duration>
    <dc:creator>Gerard Ballabriga</dc:creator>
    <meta:document-statistic meta:table-count="6" meta:image-count="5" meta:object-count="0" meta:page-count="2" meta:paragraph-count="54" meta:word-count="463" meta:character-count="2935" meta:non-whitespace-character-count="2417"/>
    <meta:user-defined meta:name="Info 1"/>
    <meta:user-defined meta:name="Info 2"/>
    <meta:user-defined meta:name="Info 3"/>
    <meta:user-defined meta:name="Info 4"/>
  </office:meta>
</office:document-meta>
</file>